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9.096cm" fo:min-width="3.512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3333" draw:marker-start-width="0.279cm" draw:marker-end-width="0.279cm" draw:fill="none" draw:textarea-horizontal-align="justify" draw:textarea-vertical-align="middle" draw:auto-grow-height="false" fo:min-height="9.096cm" fo:min-width="0.972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669966" draw:marker-start-width="0.279cm" draw:marker-end-width="0.279cm" draw:fill="none" draw:textarea-horizontal-align="justify" draw:textarea-vertical-align="middle" draw:auto-grow-height="false" fo:min-height="1.984cm" fo:min-width="1.98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6699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color="#3465a4"/>
    </style:style>
    <style:style style:name="P3" style:family="paragraph">
      <loext:graphic-properties draw:fill="none" draw:fill-color="#ffffff"/>
      <style:text-properties fo:color="#ff3333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3465a4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.016cm" svg:height="0.962cm" svg:x="2.286cm" svg:y="1.778cm">
          <draw:text-box>
            <text:p>ct</text:p>
          </draw:text-box>
        </draw:frame>
        <draw:frame draw:style-name="gr1" draw:text-style-name="P1" xml:id="id2" draw:id="id2" draw:layer="layout" svg:width="1.016cm" svg:height="0.962cm" svg:x="3.81cm" svg:y="1.778cm">
          <draw:text-box>
            <text:p>ct</text:p>
          </draw:text-box>
        </draw:frame>
        <draw:frame draw:style-name="gr1" draw:text-style-name="P1" xml:id="id3" draw:id="id3" draw:layer="layout" svg:width="1.016cm" svg:height="0.962cm" svg:x="5.334cm" svg:y="1.778cm">
          <draw:text-box>
            <text:p>ct</text:p>
          </draw:text-box>
        </draw:frame>
        <draw:frame draw:style-name="gr1" draw:text-style-name="P1" xml:id="id4" draw:id="id4" draw:layer="layout" svg:width="1.016cm" svg:height="0.962cm" svg:x="6.858cm" svg:y="1.778cm">
          <draw:text-box>
            <text:p>ct</text:p>
          </draw:text-box>
        </draw:frame>
        <draw:frame draw:style-name="gr1" draw:text-style-name="P1" xml:id="id5" draw:id="id5" draw:layer="layout" svg:width="1.016cm" svg:height="0.962cm" svg:x="8.382cm" svg:y="1.778cm">
          <draw:text-box>
            <text:p>ct</text:p>
          </draw:text-box>
        </draw:frame>
        <draw:frame draw:style-name="gr1" draw:text-style-name="P2" draw:layer="layout" svg:width="1.524cm" svg:height="0.962cm" svg:x="3.556cm" svg:y="0.508cm">
          <draw:text-box>
            <text:p><text:span text:style-name="T1">CS</text:span></text:p>
          </draw:text-box>
        </draw:frame>
        <draw:frame draw:style-name="gr1" draw:text-style-name="P2" draw:layer="layout" svg:width="1.778cm" svg:height="0.962cm" svg:x="6.604cm" svg:y="0.508cm">
          <draw:text-box>
            <text:p><text:span text:style-name="T1">CS*</text:span></text:p>
          </draw:text-box>
        </draw:frame>
        <draw:frame draw:style-name="gr2" draw:text-style-name="P3" draw:layer="layout" svg:width="2.032cm" svg:height="1.016cm" svg:x="8.128cm" svg:y="0.508cm">
          <draw:text-box>
            <text:p><text:span text:style-name="T2">CFC</text:span></text:p>
          </draw:text-box>
        </draw:frame>
        <draw:frame draw:style-name="gr1" draw:text-style-name="P1" xml:id="id6" draw:id="id6" draw:layer="layout" svg:width="1.016cm" svg:height="0.962cm" svg:x="3.81cm" svg:y="3.556cm">
          <draw:text-box>
            <text:p>ct</text:p>
          </draw:text-box>
        </draw:frame>
        <draw:frame draw:style-name="gr1" draw:text-style-name="P1" xml:id="id7" draw:id="id7" draw:layer="layout" svg:width="1.016cm" svg:height="0.962cm" svg:x="5.334cm" svg:y="3.556cm">
          <draw:text-box>
            <text:p>ct</text:p>
          </draw:text-box>
        </draw:frame>
        <draw:frame draw:style-name="gr1" draw:text-style-name="P1" xml:id="id8" draw:id="id8" draw:layer="layout" svg:width="1.016cm" svg:height="0.962cm" svg:x="6.858cm" svg:y="3.556cm">
          <draw:text-box>
            <text:p>ct</text:p>
          </draw:text-box>
        </draw:frame>
        <draw:frame draw:style-name="gr1" draw:text-style-name="P1" xml:id="id9" draw:id="id9" draw:layer="layout" svg:width="1.016cm" svg:height="0.962cm" svg:x="8.382cm" svg:y="3.556cm">
          <draw:text-box>
            <text:p>ct</text:p>
          </draw:text-box>
        </draw:frame>
        <draw:frame draw:style-name="gr1" draw:text-style-name="P1" xml:id="id10" draw:id="id10" draw:layer="layout" svg:width="1.016cm" svg:height="0.962cm" svg:x="5.334cm" svg:y="5.588cm">
          <draw:text-box>
            <text:p>ct</text:p>
          </draw:text-box>
        </draw:frame>
        <draw:frame draw:style-name="gr1" draw:text-style-name="P1" xml:id="id11" draw:id="id11" draw:layer="layout" svg:width="1.016cm" svg:height="0.962cm" svg:x="6.858cm" svg:y="5.588cm">
          <draw:text-box>
            <text:p>ct</text:p>
          </draw:text-box>
        </draw:frame>
        <draw:frame draw:style-name="gr1" draw:text-style-name="P1" xml:id="id12" draw:id="id12" draw:layer="layout" svg:width="1.016cm" svg:height="0.962cm" svg:x="8.382cm" svg:y="5.588cm">
          <draw:text-box>
            <text:p>ct</text:p>
          </draw:text-box>
        </draw:frame>
        <draw:frame draw:style-name="gr1" draw:text-style-name="P1" xml:id="id13" draw:id="id13" draw:layer="layout" svg:width="1.016cm" svg:height="0.962cm" svg:x="6.858cm" svg:y="7.62cm">
          <draw:text-box>
            <text:p>ct</text:p>
          </draw:text-box>
        </draw:frame>
        <draw:frame draw:style-name="gr1" draw:text-style-name="P1" xml:id="id14" draw:id="id14" draw:layer="layout" svg:width="1.016cm" svg:height="0.962cm" svg:x="8.382cm" svg:y="7.62cm">
          <draw:text-box>
            <text:p>ct</text:p>
          </draw:text-box>
        </draw:frame>
        <draw:frame draw:style-name="gr1" draw:text-style-name="P1" xml:id="id15" draw:id="id15" draw:layer="layout" svg:width="1.016cm" svg:height="0.962cm" svg:x="8.382cm" svg:y="9.398cm">
          <draw:text-box>
            <text:p>ct</text:p>
          </draw:text-box>
        </draw:frame>
        <draw:connector draw:style-name="gr3" draw:text-style-name="P4" draw:layer="layout" draw:type="curve" svg:x1="2.794cm" svg:y1="2.74cm" svg:x2="4.318cm" svg:y2="2.74cm" draw:start-shape="id1" draw:start-glue-point="2" draw:end-shape="id2" draw:end-glue-point="2" svg:d="M2794 2740c0 750 1524 750 1524 0" svg:viewBox="0 0 1525 564">
          <text:p/>
        </draw:connector>
        <draw:connector draw:style-name="gr3" draw:text-style-name="P4" draw:layer="layout" draw:type="curve" svg:x1="2.794cm" svg:y1="2.74cm" svg:x2="5.842cm" svg:y2="2.74cm" draw:start-shape="id1" draw:start-glue-point="2" draw:end-shape="id3" draw:end-glue-point="2" svg:d="M2794 2740c0 750 3048 750 3048 0" svg:viewBox="0 0 3049 564">
          <text:p/>
        </draw:connector>
        <draw:connector draw:style-name="gr3" draw:text-style-name="P4" draw:layer="layout" draw:type="curve" svg:x1="2.794cm" svg:y1="2.74cm" svg:x2="7.366cm" svg:y2="2.74cm" draw:start-shape="id1" draw:start-glue-point="2" draw:end-shape="id4" draw:end-glue-point="2" svg:d="M2794 2740c0 750 4572 750 4572 0" svg:viewBox="0 0 4573 564">
          <text:p/>
        </draw:connector>
        <draw:connector draw:style-name="gr3" draw:text-style-name="P4" draw:layer="layout" draw:type="curve" svg:x1="2.794cm" svg:y1="2.74cm" svg:x2="8.89cm" svg:y2="2.74cm" draw:start-shape="id1" draw:start-glue-point="2" draw:end-shape="id5" draw:end-glue-point="2" svg:d="M2794 2740c0 750 6096 750 6096 0" svg:viewBox="0 0 6097 564">
          <text:p/>
        </draw:connector>
        <draw:connector draw:style-name="gr3" draw:text-style-name="P4" draw:layer="layout" draw:type="curve" svg:x1="4.318cm" svg:y1="4.518cm" svg:x2="5.842cm" svg:y2="4.518cm" draw:start-shape="id6" draw:start-glue-point="2" draw:end-shape="id7" draw:end-glue-point="2" svg:d="M4318 4518c0 750 1524 750 1524 0" svg:viewBox="0 0 1525 564">
          <text:p/>
        </draw:connector>
        <draw:connector draw:style-name="gr3" draw:text-style-name="P4" draw:layer="layout" draw:type="curve" svg:x1="4.318cm" svg:y1="4.518cm" svg:x2="7.366cm" svg:y2="4.518cm" draw:start-shape="id6" draw:start-glue-point="2" draw:end-shape="id8" draw:end-glue-point="2" svg:d="M4318 4518c0 750 3048 750 3048 0" svg:viewBox="0 0 3049 564">
          <text:p/>
        </draw:connector>
        <draw:connector draw:style-name="gr3" draw:text-style-name="P4" draw:layer="layout" draw:type="curve" svg:x1="4.318cm" svg:y1="4.518cm" svg:x2="8.89cm" svg:y2="4.518cm" draw:start-shape="id6" draw:start-glue-point="2" draw:end-shape="id9" draw:end-glue-point="2" svg:d="M4318 4518c0 750 4572 750 4572 0" svg:viewBox="0 0 4573 564">
          <text:p/>
        </draw:connector>
        <draw:connector draw:style-name="gr3" draw:text-style-name="P4" draw:layer="layout" draw:type="curve" svg:x1="5.842cm" svg:y1="6.55cm" svg:x2="7.366cm" svg:y2="6.55cm" draw:start-shape="id10" draw:start-glue-point="2" draw:end-shape="id11" draw:end-glue-point="2" svg:d="M5842 6550c0 750 1524 750 1524 0" svg:viewBox="0 0 1525 564">
          <text:p/>
        </draw:connector>
        <draw:connector draw:style-name="gr3" draw:text-style-name="P4" draw:layer="layout" draw:type="curve" svg:x1="5.842cm" svg:y1="6.55cm" svg:x2="8.89cm" svg:y2="6.55cm" draw:start-shape="id10" draw:start-glue-point="2" draw:end-shape="id12" draw:end-glue-point="2" svg:d="M5842 6550c0 750 3048 750 3048 0" svg:viewBox="0 0 3049 564">
          <text:p/>
        </draw:connector>
        <draw:connector draw:style-name="gr3" draw:text-style-name="P4" draw:layer="layout" draw:type="curve" svg:x1="7.366cm" svg:y1="8.582cm" svg:x2="8.89cm" svg:y2="8.582cm" draw:start-shape="id13" draw:start-glue-point="2" draw:end-shape="id14" svg:d="M7366 8582c0 750 1524 750 1524 0" svg:viewBox="0 0 1525 564">
          <text:p/>
        </draw:connector>
        <draw:connector draw:style-name="gr3" draw:text-style-name="P4" draw:layer="layout" draw:type="curve" svg:x1="8.89cm" svg:y1="10.36cm" svg:x2="9.398cm" svg:y2="9.879cm" draw:start-shape="id15" draw:start-glue-point="2" draw:end-shape="id15" draw:end-glue-point="1" svg:d="M8890 10360c0 750 504 626 819 318s439-799-311-799" svg:viewBox="0 0 1067 1041">
          <text:p/>
        </draw:connector>
        <draw:custom-shape draw:style-name="gr4" draw:text-style-name="P4" draw:layer="layout" svg:width="4.064cm" svg:height="9.398cm" svg:x="2.286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24cm" svg:height="9.398cm" svg:x="8.128cm" svg:y="1.778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301cm" svg:y1="3.511cm" svg:x2="4.049cm" svg:y2="1.763cm">
          <text:p/>
        </draw:line>
        <draw:line draw:style-name="gr6" draw:text-style-name="P4" draw:layer="layout" svg:x1="2.301cm" svg:y1="5.08cm" svg:x2="5.588cm" svg:y2="1.778cm">
          <text:p/>
        </draw:line>
        <draw:line draw:style-name="gr7" draw:text-style-name="P4" draw:layer="layout" svg:x1="8.128cm" svg:y1="3.556cm" svg:x2="9.652cm" svg:y2="2.032cm">
          <text:p/>
        </draw:line>
        <draw:custom-shape draw:style-name="gr8" draw:text-style-name="P4" draw:layer="layout" svg:width="2.54cm" svg:height="2.286cm" svg:x="7.62cm" svg:y="9.14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7.62cm" svg:y1="10.414cm" svg:x2="8.89cm" svg:y2="9.144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51cm" fo:page-height="13.3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712cm" svg:height="7.047cm" svg:x="2.291cm" svg:y="2.397cm"/>
      <draw:page-thumbnail draw:layer="backgroundobjects" svg:width="6.712cm" svg:height="7.047cm" svg:x="2.291cm" svg:y="10.445cm"/>
      <draw:page-thumbnail draw:layer="backgroundobjects" svg:width="6.712cm" svg:height="7.047cm" svg:x="2.291cm" svg:y="18.493cm"/>
      <draw:page-thumbnail draw:layer="backgroundobjects" svg:width="6.712cm" svg:height="7.047cm" svg:x="12.586cm" svg:y="2.397cm"/>
      <draw:page-thumbnail draw:layer="backgroundobjects" svg:width="6.712cm" svg:height="7.047cm" svg:x="12.586cm" svg:y="10.445cm"/>
      <draw:page-thumbnail draw:layer="backgroundobjects" svg:width="6.712cm" svg:height="7.047cm" svg:x="12.586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1T11:40:53.028937514</dc:date>
    <meta:editing-duration>PT12M23S</meta:editing-duration>
    <meta:editing-cycles>5</meta:editing-cycles>
    <meta:generator>LibreOffice/4.4.6.3$Linux_X86_64 LibreOffice_project/40m0$Build-3</meta:generator>
    <meta:document-statistic meta:object-count="59"/>
  </office:meta>
</office:document-meta>
</file>